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764b"/>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1b764b" officeooo:paragraph-rsid="001b764b" style:font-size-asian="16pt" style:font-size-complex="16pt"/>
    </style:style>
    <style:style style:name="P3" style:family="paragraph" style:parent-style-name="Standard" style:list-style-name="L1">
      <style:text-properties officeooo:paragraph-rsid="001b764b"/>
    </style:style>
    <style:style style:name="P4" style:family="paragraph" style:parent-style-name="Standard" style:list-style-name="L2">
      <style:text-properties officeooo:paragraph-rsid="001b764b"/>
    </style:style>
    <style:style style:name="P5" style:family="paragraph" style:parent-style-name="Standard" style:list-style-name="L3">
      <style:text-properties officeooo:paragraph-rsid="001b764b"/>
    </style:style>
    <style:style style:name="P6" style:family="paragraph" style:parent-style-name="Standard">
      <style:text-properties officeooo:paragraph-rsid="001d1c36"/>
    </style:style>
    <style:style style:name="T1" style:family="text">
      <style:text-properties officeooo:rsid="001b764b"/>
    </style:style>
    <style:style style:name="T2" style:family="text">
      <style:text-properties officeooo:rsid="001b862e"/>
    </style:style>
    <style:style style:name="T3" style:family="text">
      <style:text-properties officeooo:rsid="001d1c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rte graphique</text:p>
      <text:p text:style-name="P1"/>
      <text:list xml:id="list1273209275" text:style-name="L1">
        <text:list-item>
          <text:p text:style-name="P3">Contexte :</text:p>
        </text:list-item>
      </text:list>
      <text:p text:style-name="P1"/>
      <text:p text:style-name="P1">Le commanditaire souhaite un site web de prêt d’instruments de musique à l’international pour les personnes ne pouvant pas transporter leurs instruments lors d’un voyage (risque de dégradation dans les transports) pouvant aussi être utilisé pour des prêts même à proximité. Le client a bien insisté sur le côté socia<text:span text:style-name="T1">l. En effet, l</text:span>a communauté du site sera sûrement assez réduite, le système doit être basé sur la confiance.</text:p>
      <text:p text:style-name="P1"/>
      <text:list xml:id="list1108656148" text:style-name="L2">
        <text:list-item>
          <text:p text:style-name="P4">Enjeu :</text:p>
        </text:list-item>
      </text:list>
      <text:p text:style-name="P1"/>
      <text:p text:style-name="P1">L’enjeu est de produire un site web doté d’un concept novateur et viable, pouvant être utilisé sur le plus de support possible. <text:span text:style-name="T1">I</text:span>l doit permettre la rencontre entre musiciens ainsi que le prêt d’instruments entre musiciens à l’international. <text:span text:style-name="T2">De plus, la question de l’usage doit être pensée de façon ergonomique, car son interface doit être dirigé utilisateur, le plus confortable d’utilisation, fluide et agéable.</text:span></text:p>
      <text:p text:style-name="P1"/>
      <text:list xml:id="list3240121161" text:style-name="L3">
        <text:list-item>
          <text:p text:style-name="P5">Objectifs : </text:p>
        </text:list-item>
      </text:list>
      <text:p text:style-name="P1"/>
      <text:p text:style-name="P6">Notre objectif est de réaliser un site <text:span text:style-name="T3">W</text:span>eb en anglais <text:span text:style-name="T3">étant donné la dimension internationale souhaité</text:span>. Il doit comporter un système d’annonces qui met en relation des instrumentistes et qui prend en compte la géolocalisation. Le site doit comporter un espace utilisateur où il peut entrer ses instruments par catégories dans la base de données. Un système d’évaluation entre utilisateurs doit être établi ainsi qu’un système de modération. <text:span text:style-name="T1">L</text:span>es prêts seront gratuits <text:span text:style-name="T1">mais un système de caution doit être pensé s’il subvient d’éventuelle dégradation. La création d’une carte géographique type Leboncoin pour accéder à la localisation des instruments. Aussi, un système de chat, un premier privé entre 2 utilisateurs pour les questions précises, puis un deuxième sous forme de forum pour poser des questions à toutes la communauté.</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1T16:22:42.366000000</meta:creation-date>
    <dc:date>2020-10-03T11:42:16.977000000</dc:date>
    <meta:editing-duration>PT14M52S</meta:editing-duration>
    <meta:editing-cycles>3</meta:editing-cycles>
    <meta:generator>LibreOffice/6.3.1.2$Windows_X86_64 LibreOffice_project/b79626edf0065ac373bd1df5c28bd630b4424273</meta:generator>
    <meta:document-statistic meta:table-count="0" meta:image-count="0" meta:object-count="0" meta:page-count="1" meta:paragraph-count="7" meta:word-count="271" meta:character-count="1714" meta:non-whitespace-character-count="1452"/>
  </office:meta>
</office:document-meta>
</file>